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1"/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rotation-angle="0"/>
      <style:paragraph-properties fo:text-align="center" fo:margin-left="0in"/>
    </style:style>
  </office:automatic-styles>
  <office:body>
    <office:spreadsheet>
      <table:table table:name="Car Loan Calculator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5"/>
        <table:table-column table:style-name="co1" table:default-cell-style-name="ce6"/>
        <table:table-column table:style-name="co1" table:default-cell-style-name="Default"/>
        <table:table-row table:style-name="ro1"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 office:value-type="string">
            <text:p>Car Loan Calculator</text:p>
          </table:table-cell>
          <table:table-cell table:style-name="ce2"/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 office:value-type="currency" office:currency="USD" office:value="10000">
            <text:p>$10,000.00</text:p>
          </table:table-cell>
          <table:table-cell table:style-name="Default" office:value-type="string">
            <text:p><text:s/>= Purchase Price on the Car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4" office:value-type="percentage" office:value="0.0199">
            <text:p>1.99%</text:p>
          </table:table-cell>
          <table:table-cell table:style-name="Default" office:value-type="string">
            <text:p><text:s/>= Interest Rate/Year on the Loan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4" office:value-type="percentage" office:value="0.1">
            <text:p>10.00%</text:p>
          </table:table-cell>
          <table:table-cell table:style-name="ce3" office:value-type="string">
            <text:p><text:s/>= Deposit %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3" table:formula="of:=[.E5]-([.E5]*[.E7])" office:value-type="currency" office:currency="USD" office:value="9000">
            <text:p>$9,000.00</text:p>
          </table:table-cell>
          <table:table-cell table:style-name="ce4" office:value-type="string">
            <text:p><text:s/>= Loan Amount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3" table:formula="of:=([.E8]/72)" office:value-type="currency" office:currency="USD" office:value="125">
            <text:p>$125.00</text:p>
          </table:table-cell>
          <table:table-cell table:style-name="ce4" office:value-type="string">
            <text:p><text:s/>= Monthly Payment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3" table:formula="of:=[.D93]" office:value-type="currency" office:currency="USD" office:value="-32.7297350245197">
            <text:p>-$32.73</text:p>
          </table:table-cell>
          <table:table-cell table:style-name="ce4" office:value-type="string">
            <text:p><text:s/>= Balloon Payment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3" table:formula="of:=SUM([.E16:.E92])" office:value-type="currency" office:currency="USD" office:value="592.270264975482">
            <text:p>$592.27</text:p>
          </table:table-cell>
          <table:table-cell table:style-name="ce4" office:value-type="string">
            <text:p><text:s/>= Total Interest Paid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style-name="ce4"/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Months</text:p>
          </table:table-cell>
          <table:table-cell office:value-type="string">
            <text:p>Loan</text:p>
          </table:table-cell>
          <table:table-cell table:style-name="ce1" office:value-type="string">
            <text:p>Interest</text:p>
          </table:table-cell>
          <table:table-cell table:style-name="ce1" office:value-type="string">
            <text:p>Payment</text:p>
          </table:table-cell>
          <table:table-cell office:value-type="string">
            <text:p>Principal</text:p>
          </table:table-cell>
        </table:table-row>
        <table:table-row table:style-name="ro1">
          <table:table-cell table:number-columns-repeated="2"/>
          <table:table-cell table:formula="of:=0" office:value-type="float" office:value="0">
            <text:p>0</text:p>
          </table:table-cell>
          <table:table-cell office:value-type="string">
            <text:p>Beg of Month</text:p>
          </table:table-cell>
          <table:table-cell table:number-columns-repeated="2" table:style-name="ce1" office:value-type="string">
            <text:p>End of Month</text:p>
          </table:table-cell>
          <table:table-cell office:value-type="string">
            <text:p>Payment</text:p>
          </table:table-cell>
        </table:table-row>
        <table:table-row table:style-name="ro1">
          <table:table-cell table:number-columns-repeated="2"/>
          <table:table-cell table:formula="of:=[.C15]+1" office:value-type="float" office:value="1">
            <text:p>1</text:p>
          </table:table-cell>
          <table:table-cell table:formula="of:=[.E8]" office:value-type="currency" office:currency="USD" office:value="9000">
            <text:p>$9,000.00</text:p>
          </table:table-cell>
          <table:table-cell table:style-name="ce1" table:formula="of:=([.E6]/12)*[.D16]" office:value-type="currency" office:currency="USD" office:value="14.925">
            <text:p>$14.93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16]-[.E16]" office:value-type="currency" office:currency="USD" office:value="110.075">
            <text:p>$110.08</text:p>
          </table:table-cell>
        </table:table-row>
        <table:table-row table:style-name="ro1">
          <table:table-cell table:number-columns-repeated="2"/>
          <table:table-cell table:formula="of:=[.C16]+1" office:value-type="float" office:value="2">
            <text:p>2</text:p>
          </table:table-cell>
          <table:table-cell table:formula="of:=[.D16]-[.G16]" office:value-type="currency" office:currency="USD" office:value="8889.925">
            <text:p>$8,889.93</text:p>
          </table:table-cell>
          <table:table-cell table:formula="of:=([.D17]*[.$E$6]/12)" office:value-type="currency" office:currency="USD" office:value="14.7424589583333">
            <text:p>$14.74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17]-[.E17]" office:value-type="currency" office:currency="USD" office:value="110.257541041667">
            <text:p>$110.26</text:p>
          </table:table-cell>
        </table:table-row>
        <table:table-row table:style-name="ro1">
          <table:table-cell table:number-columns-repeated="2"/>
          <table:table-cell table:formula="of:=[.C17]+1" office:value-type="float" office:value="3">
            <text:p>3</text:p>
          </table:table-cell>
          <table:table-cell table:formula="of:=[.D17]-[.G17]" office:value-type="currency" office:currency="USD" office:value="8779.66745895833">
            <text:p>$8,779.67</text:p>
          </table:table-cell>
          <table:table-cell table:formula="of:=([.D18]*[.$E$6]/12)" office:value-type="currency" office:currency="USD" office:value="14.5596152027726">
            <text:p>$14.56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18]-[.E18]" office:value-type="currency" office:currency="USD" office:value="110.440384797227">
            <text:p>$110.44</text:p>
          </table:table-cell>
        </table:table-row>
        <table:table-row table:style-name="ro1">
          <table:table-cell table:number-columns-repeated="2"/>
          <table:table-cell table:formula="of:=[.C18]+1" office:value-type="float" office:value="4">
            <text:p>4</text:p>
          </table:table-cell>
          <table:table-cell table:formula="of:=[.D18]-[.G18]" office:value-type="currency" office:currency="USD" office:value="8669.22707416111">
            <text:p>$8,669.23</text:p>
          </table:table-cell>
          <table:table-cell table:formula="of:=([.D19]*[.$E$6]/12)" office:value-type="currency" office:currency="USD" office:value="14.3764682313172">
            <text:p>$14.38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19]-[.E19]" office:value-type="currency" office:currency="USD" office:value="110.623531768683">
            <text:p>$110.62</text:p>
          </table:table-cell>
        </table:table-row>
        <table:table-row table:style-name="ro1">
          <table:table-cell table:number-columns-repeated="2"/>
          <table:table-cell table:formula="of:=[.C19]+1" office:value-type="float" office:value="5">
            <text:p>5</text:p>
          </table:table-cell>
          <table:table-cell table:formula="of:=[.D19]-[.G19]" office:value-type="currency" office:currency="USD" office:value="8558.60354239242">
            <text:p>$8,558.60</text:p>
          </table:table-cell>
          <table:table-cell table:formula="of:=([.D20]*[.$E$6]/12)" office:value-type="currency" office:currency="USD" office:value="14.1930175411341">
            <text:p>$14.19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20]-[.E20]" office:value-type="currency" office:currency="USD" office:value="110.806982458866">
            <text:p>$110.81</text:p>
          </table:table-cell>
        </table:table-row>
        <table:table-row table:style-name="ro1">
          <table:table-cell table:number-columns-repeated="2"/>
          <table:table-cell table:formula="of:=[.C20]+1" office:value-type="float" office:value="6">
            <text:p>6</text:p>
          </table:table-cell>
          <table:table-cell table:formula="of:=[.D20]-[.G20]" office:value-type="currency" office:currency="USD" office:value="8447.79655993356">
            <text:p>$8,447.80</text:p>
          </table:table-cell>
          <table:table-cell table:formula="of:=([.D21]*[.$E$6]/12)" office:value-type="currency" office:currency="USD" office:value="14.0092626285565">
            <text:p>$14.01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21]-[.E21]" office:value-type="currency" office:currency="USD" office:value="110.990737371444">
            <text:p>$110.99</text:p>
          </table:table-cell>
        </table:table-row>
        <table:table-row table:style-name="ro1">
          <table:table-cell table:number-columns-repeated="2"/>
          <table:table-cell table:formula="of:=[.C21]+1" office:value-type="float" office:value="7">
            <text:p>7</text:p>
          </table:table-cell>
          <table:table-cell table:formula="of:=[.D21]-[.G21]" office:value-type="currency" office:currency="USD" office:value="8336.80582256211">
            <text:p>$8,336.81</text:p>
          </table:table-cell>
          <table:table-cell table:formula="of:=([.D22]*[.$E$6]/12)" office:value-type="currency" office:currency="USD" office:value="13.8252029890822">
            <text:p>$13.83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22]-[.E22]" office:value-type="currency" office:currency="USD" office:value="111.174797010918">
            <text:p>$111.17</text:p>
          </table:table-cell>
        </table:table-row>
        <table:table-row table:style-name="ro1">
          <table:table-cell table:number-columns-repeated="2"/>
          <table:table-cell table:formula="of:=[.C22]+1" office:value-type="float" office:value="8">
            <text:p>8</text:p>
          </table:table-cell>
          <table:table-cell table:formula="of:=[.D22]-[.G22]" office:value-type="currency" office:currency="USD" office:value="8225.6310255512">
            <text:p>$8,225.63</text:p>
          </table:table-cell>
          <table:table-cell table:formula="of:=([.D23]*[.$E$6]/12)" office:value-type="currency" office:currency="USD" office:value="13.6408381173724">
            <text:p>$13.64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23]-[.E23]" office:value-type="currency" office:currency="USD" office:value="111.359161882628">
            <text:p>$111.36</text:p>
          </table:table-cell>
        </table:table-row>
        <table:table-row table:style-name="ro1">
          <table:table-cell table:number-columns-repeated="2"/>
          <table:table-cell table:formula="of:=[.C23]+1" office:value-type="float" office:value="9">
            <text:p>9</text:p>
          </table:table-cell>
          <table:table-cell table:formula="of:=[.D23]-[.G23]" office:value-type="currency" office:currency="USD" office:value="8114.27186366857">
            <text:p>$8,114.27</text:p>
          </table:table-cell>
          <table:table-cell table:formula="of:=([.D24]*[.$E$6]/12)" office:value-type="currency" office:currency="USD" office:value="13.4561675072504">
            <text:p>$13.46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24]-[.E24]" office:value-type="currency" office:currency="USD" office:value="111.54383249275">
            <text:p>$111.54</text:p>
          </table:table-cell>
        </table:table-row>
        <table:table-row table:style-name="ro1">
          <table:table-cell table:number-columns-repeated="2"/>
          <table:table-cell table:formula="of:=[.C24]+1" office:value-type="float" office:value="10">
            <text:p>10</text:p>
          </table:table-cell>
          <table:table-cell table:formula="of:=[.D24]-[.G24]" office:value-type="currency" office:currency="USD" office:value="8002.72803117582">
            <text:p>$8,002.73</text:p>
          </table:table-cell>
          <table:table-cell table:formula="of:=([.D25]*[.$E$6]/12)" office:value-type="currency" office:currency="USD" office:value="13.2711906516999">
            <text:p>$13.27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25]-[.E25]" office:value-type="currency" office:currency="USD" office:value="111.7288093483">
            <text:p>$111.73</text:p>
          </table:table-cell>
        </table:table-row>
        <table:table-row table:style-name="ro1">
          <table:table-cell table:number-columns-repeated="2"/>
          <table:table-cell table:formula="of:=[.C25]+1" office:value-type="float" office:value="11">
            <text:p>11</text:p>
          </table:table-cell>
          <table:table-cell table:formula="of:=[.D25]-[.G25]" office:value-type="currency" office:currency="USD" office:value="7890.99922182752">
            <text:p>$7,891.00</text:p>
          </table:table-cell>
          <table:table-cell table:formula="of:=([.D26]*[.$E$6]/12)" office:value-type="currency" office:currency="USD" office:value="13.085907042864">
            <text:p>$13.09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26]-[.E26]" office:value-type="currency" office:currency="USD" office:value="111.914092957136">
            <text:p>$111.91</text:p>
          </table:table-cell>
        </table:table-row>
        <table:table-row table:style-name="ro1">
          <table:table-cell table:number-columns-repeated="2"/>
          <table:table-cell table:formula="of:=[.C26]+1" office:value-type="float" office:value="12">
            <text:p>12</text:p>
          </table:table-cell>
          <table:table-cell table:formula="of:=[.D26]-[.G26]" office:value-type="currency" office:currency="USD" office:value="7779.08512887038">
            <text:p>$7,779.09</text:p>
          </table:table-cell>
          <table:table-cell table:formula="of:=([.D27]*[.$E$6]/12)" office:value-type="currency" office:currency="USD" office:value="12.9003161720434">
            <text:p>$12.90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27]-[.E27]" office:value-type="currency" office:currency="USD" office:value="112.099683827957">
            <text:p>$112.10</text:p>
          </table:table-cell>
        </table:table-row>
        <table:table-row table:style-name="ro1">
          <table:table-cell table:number-columns-repeated="2"/>
          <table:table-cell table:formula="of:=[.C27]+1" office:value-type="float" office:value="13">
            <text:p>13</text:p>
          </table:table-cell>
          <table:table-cell table:formula="of:=[.D27]-[.G27]" office:value-type="currency" office:currency="USD" office:value="7666.98544504243">
            <text:p>$7,666.99</text:p>
          </table:table-cell>
          <table:table-cell table:formula="of:=([.D28]*[.$E$6]/12)" office:value-type="currency" office:currency="USD" office:value="12.7144175296954">
            <text:p>$12.71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28]-[.E28]" office:value-type="currency" office:currency="USD" office:value="112.285582470305">
            <text:p>$112.29</text:p>
          </table:table-cell>
        </table:table-row>
        <table:table-row table:style-name="ro1">
          <table:table-cell table:number-columns-repeated="2"/>
          <table:table-cell table:formula="of:=[.C28]+1" office:value-type="float" office:value="14">
            <text:p>14</text:p>
          </table:table-cell>
          <table:table-cell table:formula="of:=[.D28]-[.G28]" office:value-type="currency" office:currency="USD" office:value="7554.69986257212">
            <text:p>$7,554.70</text:p>
          </table:table-cell>
          <table:table-cell table:formula="of:=([.D29]*[.$E$6]/12)" office:value-type="currency" office:currency="USD" office:value="12.5282106054321">
            <text:p>$12.53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29]-[.E29]" office:value-type="currency" office:currency="USD" office:value="112.471789394568">
            <text:p>$112.47</text:p>
          </table:table-cell>
        </table:table-row>
        <table:table-row table:style-name="ro1">
          <table:table-cell table:number-columns-repeated="2"/>
          <table:table-cell table:formula="of:=[.C29]+1" office:value-type="float" office:value="15">
            <text:p>15</text:p>
          </table:table-cell>
          <table:table-cell table:formula="of:=[.D29]-[.G29]" office:value-type="currency" office:currency="USD" office:value="7442.22807317755">
            <text:p>$7,442.23</text:p>
          </table:table-cell>
          <table:table-cell table:formula="of:=([.D30]*[.$E$6]/12)" office:value-type="currency" office:currency="USD" office:value="12.3416948880194">
            <text:p>$12.34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30]-[.E30]" office:value-type="currency" office:currency="USD" office:value="112.658305111981">
            <text:p>$112.66</text:p>
          </table:table-cell>
        </table:table-row>
        <table:table-row table:style-name="ro1">
          <table:table-cell table:number-columns-repeated="2"/>
          <table:table-cell table:formula="of:=[.C30]+1" office:value-type="float" office:value="16">
            <text:p>16</text:p>
          </table:table-cell>
          <table:table-cell table:formula="of:=[.D30]-[.G30]" office:value-type="currency" office:currency="USD" office:value="7329.56976806557">
            <text:p>$7,329.57</text:p>
          </table:table-cell>
          <table:table-cell table:formula="of:=([.D31]*[.$E$6]/12)" office:value-type="currency" office:currency="USD" office:value="12.1548698653754">
            <text:p>$12.15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31]-[.E31]" office:value-type="currency" office:currency="USD" office:value="112.845130134625">
            <text:p>$112.85</text:p>
          </table:table-cell>
        </table:table-row>
        <table:table-row table:style-name="ro1">
          <table:table-cell table:number-columns-repeated="2"/>
          <table:table-cell table:formula="of:=[.C31]+1" office:value-type="float" office:value="17">
            <text:p>17</text:p>
          </table:table-cell>
          <table:table-cell table:formula="of:=[.D31]-[.G31]" office:value-type="currency" office:currency="USD" office:value="7216.72463793095">
            <text:p>$7,216.72</text:p>
          </table:table-cell>
          <table:table-cell table:formula="of:=([.D32]*[.$E$6]/12)" office:value-type="currency" office:currency="USD" office:value="11.9677350245688">
            <text:p>$11.97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32]-[.E32]" office:value-type="currency" office:currency="USD" office:value="113.032264975431">
            <text:p>$113.03</text:p>
          </table:table-cell>
        </table:table-row>
        <table:table-row table:style-name="ro1">
          <table:table-cell table:number-columns-repeated="2"/>
          <table:table-cell table:formula="of:=[.C32]+1" office:value-type="float" office:value="18">
            <text:p>18</text:p>
          </table:table-cell>
          <table:table-cell table:formula="of:=[.D32]-[.G32]" office:value-type="currency" office:currency="USD" office:value="7103.69237295552">
            <text:p>$7,103.69</text:p>
          </table:table-cell>
          <table:table-cell table:formula="of:=([.D33]*[.$E$6]/12)" office:value-type="currency" office:currency="USD" office:value="11.7802898518179">
            <text:p>$11.78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33]-[.E33]" office:value-type="currency" office:currency="USD" office:value="113.219710148182">
            <text:p>$113.22</text:p>
          </table:table-cell>
        </table:table-row>
        <table:table-row table:style-name="ro1">
          <table:table-cell table:number-columns-repeated="2"/>
          <table:table-cell table:formula="of:=[.C33]+1" office:value-type="float" office:value="19">
            <text:p>19</text:p>
          </table:table-cell>
          <table:table-cell table:formula="of:=[.D33]-[.G33]" office:value-type="currency" office:currency="USD" office:value="6990.47266280733">
            <text:p>$6,990.47</text:p>
          </table:table-cell>
          <table:table-cell table:formula="of:=([.D34]*[.$E$6]/12)" office:value-type="currency" office:currency="USD" office:value="11.5925338324888">
            <text:p>$11.59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34]-[.E34]" office:value-type="currency" office:currency="USD" office:value="113.407466167511">
            <text:p>$113.41</text:p>
          </table:table-cell>
        </table:table-row>
        <table:table-row table:style-name="ro1">
          <table:table-cell table:number-columns-repeated="2"/>
          <table:table-cell table:formula="of:=[.C34]+1" office:value-type="float" office:value="20">
            <text:p>20</text:p>
          </table:table-cell>
          <table:table-cell table:formula="of:=[.D34]-[.G34]" office:value-type="currency" office:currency="USD" office:value="6877.06519663982">
            <text:p>$6,877.07</text:p>
          </table:table-cell>
          <table:table-cell table:formula="of:=([.D35]*[.$E$6]/12)" office:value-type="currency" office:currency="USD" office:value="11.4044664510944">
            <text:p>$11.40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35]-[.E35]" office:value-type="currency" office:currency="USD" office:value="113.595533548906">
            <text:p>$113.60</text:p>
          </table:table-cell>
        </table:table-row>
        <table:table-row table:style-name="ro1">
          <table:table-cell table:number-columns-repeated="2"/>
          <table:table-cell table:formula="of:=[.C35]+1" office:value-type="float" office:value="21">
            <text:p>21</text:p>
          </table:table-cell>
          <table:table-cell table:formula="of:=[.D35]-[.G35]" office:value-type="currency" office:currency="USD" office:value="6763.46966309092">
            <text:p>$6,763.47</text:p>
          </table:table-cell>
          <table:table-cell table:formula="of:=([.D36]*[.$E$6]/12)" office:value-type="currency" office:currency="USD" office:value="11.2160871912924">
            <text:p>$11.22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36]-[.E36]" office:value-type="currency" office:currency="USD" office:value="113.783912808708">
            <text:p>$113.78</text:p>
          </table:table-cell>
        </table:table-row>
        <table:table-row table:style-name="ro1">
          <table:table-cell table:number-columns-repeated="2"/>
          <table:table-cell table:formula="of:=[.C36]+1" office:value-type="float" office:value="22">
            <text:p>22</text:p>
          </table:table-cell>
          <table:table-cell table:formula="of:=[.D36]-[.G36]" office:value-type="currency" office:currency="USD" office:value="6649.68575028221">
            <text:p>$6,649.69</text:p>
          </table:table-cell>
          <table:table-cell table:formula="of:=([.D37]*[.$E$6]/12)" office:value-type="currency" office:currency="USD" office:value="11.0273955358847">
            <text:p>$11.03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37]-[.E37]" office:value-type="currency" office:currency="USD" office:value="113.972604464115">
            <text:p>$113.97</text:p>
          </table:table-cell>
        </table:table-row>
        <table:table-row table:style-name="ro1">
          <table:table-cell table:number-columns-repeated="2"/>
          <table:table-cell table:formula="of:=[.C37]+1" office:value-type="float" office:value="23">
            <text:p>23</text:p>
          </table:table-cell>
          <table:table-cell table:formula="of:=[.D37]-[.G37]" office:value-type="currency" office:currency="USD" office:value="6535.71314581809">
            <text:p>$6,535.71</text:p>
          </table:table-cell>
          <table:table-cell table:formula="of:=([.D38]*[.$E$6]/12)" office:value-type="currency" office:currency="USD" office:value="10.838390966815">
            <text:p>$10.84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38]-[.E38]" office:value-type="currency" office:currency="USD" office:value="114.161609033185">
            <text:p>$114.16</text:p>
          </table:table-cell>
        </table:table-row>
        <table:table-row table:style-name="ro1">
          <table:table-cell table:number-columns-repeated="2"/>
          <table:table-cell table:formula="of:=[.C38]+1" office:value-type="float" office:value="24">
            <text:p>24</text:p>
          </table:table-cell>
          <table:table-cell table:formula="of:=[.D38]-[.G38]" office:value-type="currency" office:currency="USD" office:value="6421.55153678491">
            <text:p>$6,421.55</text:p>
          </table:table-cell>
          <table:table-cell table:formula="of:=([.D39]*[.$E$6]/12)" office:value-type="currency" office:currency="USD" office:value="10.6490729651683">
            <text:p>$10.65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39]-[.E39]" office:value-type="currency" office:currency="USD" office:value="114.350927034832">
            <text:p>$114.35</text:p>
          </table:table-cell>
        </table:table-row>
        <table:table-row table:style-name="ro1">
          <table:table-cell table:number-columns-repeated="2"/>
          <table:table-cell table:formula="of:=[.C39]+1" office:value-type="float" office:value="25">
            <text:p>25</text:p>
          </table:table-cell>
          <table:table-cell table:formula="of:=[.D39]-[.G39]" office:value-type="currency" office:currency="USD" office:value="6307.20060975008">
            <text:p>$6,307.20</text:p>
          </table:table-cell>
          <table:table-cell table:formula="of:=([.D40]*[.$E$6]/12)" office:value-type="currency" office:currency="USD" office:value="10.4594410111689">
            <text:p>$10.46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40]-[.E40]" office:value-type="currency" office:currency="USD" office:value="114.540558988831">
            <text:p>$114.54</text:p>
          </table:table-cell>
        </table:table-row>
        <table:table-row table:style-name="ro1">
          <table:table-cell table:number-columns-repeated="2"/>
          <table:table-cell table:formula="of:=[.C40]+1" office:value-type="float" office:value="26">
            <text:p>26</text:p>
          </table:table-cell>
          <table:table-cell table:formula="of:=[.D40]-[.G40]" office:value-type="currency" office:currency="USD" office:value="6192.66005076125">
            <text:p>$6,192.66</text:p>
          </table:table-cell>
          <table:table-cell table:formula="of:=([.D41]*[.$E$6]/12)" office:value-type="currency" office:currency="USD" office:value="10.2694945841791">
            <text:p>$10.27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41]-[.E41]" office:value-type="currency" office:currency="USD" office:value="114.730505415821">
            <text:p>$114.73</text:p>
          </table:table-cell>
        </table:table-row>
        <table:table-row table:style-name="ro1">
          <table:table-cell table:number-columns-repeated="2"/>
          <table:table-cell table:formula="of:=[.C41]+1" office:value-type="float" office:value="27">
            <text:p>27</text:p>
          </table:table-cell>
          <table:table-cell table:formula="of:=[.D41]-[.G41]" office:value-type="currency" office:currency="USD" office:value="6077.92954534543">
            <text:p>$6,077.93</text:p>
          </table:table-cell>
          <table:table-cell table:formula="of:=([.D42]*[.$E$6]/12)" office:value-type="currency" office:currency="USD" office:value="10.0792331626978">
            <text:p>$10.08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42]-[.E42]" office:value-type="currency" office:currency="USD" office:value="114.920766837302">
            <text:p>$114.92</text:p>
          </table:table-cell>
        </table:table-row>
        <table:table-row table:style-name="ro1">
          <table:table-cell table:number-columns-repeated="2"/>
          <table:table-cell table:formula="of:=[.C42]+1" office:value-type="float" office:value="28">
            <text:p>28</text:p>
          </table:table-cell>
          <table:table-cell table:formula="of:=[.D42]-[.G42]" office:value-type="currency" office:currency="USD" office:value="5963.00877850812">
            <text:p>$5,963.01</text:p>
          </table:table-cell>
          <table:table-cell table:formula="of:=([.D43]*[.$E$6]/12)" office:value-type="currency" office:currency="USD" office:value="9.8886562243593">
            <text:p>$9.89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43]-[.E43]" office:value-type="currency" office:currency="USD" office:value="115.111343775641">
            <text:p>$115.11</text:p>
          </table:table-cell>
        </table:table-row>
        <table:table-row table:style-name="ro1">
          <table:table-cell table:number-columns-repeated="2"/>
          <table:table-cell table:formula="of:=[.C43]+1" office:value-type="float" office:value="29">
            <text:p>29</text:p>
          </table:table-cell>
          <table:table-cell table:formula="of:=[.D43]-[.G43]" office:value-type="currency" office:currency="USD" office:value="5847.89743473248">
            <text:p>$5,847.90</text:p>
          </table:table-cell>
          <table:table-cell table:formula="of:=([.D44]*[.$E$6]/12)" office:value-type="currency" office:currency="USD" office:value="9.69776324593137">
            <text:p>$9.70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44]-[.E44]" office:value-type="currency" office:currency="USD" office:value="115.302236754069">
            <text:p>$115.30</text:p>
          </table:table-cell>
        </table:table-row>
        <table:table-row table:style-name="ro1">
          <table:table-cell table:number-columns-repeated="2"/>
          <table:table-cell table:formula="of:=[.C44]+1" office:value-type="float" office:value="30">
            <text:p>30</text:p>
          </table:table-cell>
          <table:table-cell table:formula="of:=[.D44]-[.G44]" office:value-type="currency" office:currency="USD" office:value="5732.59519797841">
            <text:p>$5,732.60</text:p>
          </table:table-cell>
          <table:table-cell table:formula="of:=([.D45]*[.$E$6]/12)" office:value-type="currency" office:currency="USD" office:value="9.5065537033142">
            <text:p>$9.51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45]-[.E45]" office:value-type="currency" office:currency="USD" office:value="115.493446296686">
            <text:p>$115.49</text:p>
          </table:table-cell>
        </table:table-row>
        <table:table-row table:style-name="ro1">
          <table:table-cell table:number-columns-repeated="2"/>
          <table:table-cell table:formula="of:=[.C45]+1" office:value-type="float" office:value="31">
            <text:p>31</text:p>
          </table:table-cell>
          <table:table-cell table:formula="of:=[.D45]-[.G45]" office:value-type="currency" office:currency="USD" office:value="5617.10175168173">
            <text:p>$5,617.10</text:p>
          </table:table-cell>
          <table:table-cell table:formula="of:=([.D46]*[.$E$6]/12)" office:value-type="currency" office:currency="USD" office:value="9.31502707153887">
            <text:p>$9.32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46]-[.E46]" office:value-type="currency" office:currency="USD" office:value="115.684972928461">
            <text:p>$115.68</text:p>
          </table:table-cell>
        </table:table-row>
        <table:table-row table:style-name="ro1">
          <table:table-cell table:number-columns-repeated="2"/>
          <table:table-cell table:formula="of:=[.C46]+1" office:value-type="float" office:value="32">
            <text:p>32</text:p>
          </table:table-cell>
          <table:table-cell table:formula="of:=[.D46]-[.G46]" office:value-type="currency" office:currency="USD" office:value="5501.41677875327">
            <text:p>$5,501.42</text:p>
          </table:table-cell>
          <table:table-cell table:formula="of:=([.D47]*[.$E$6]/12)" office:value-type="currency" office:currency="USD" office:value="9.12318282476584">
            <text:p>$9.12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47]-[.E47]" office:value-type="currency" office:currency="USD" office:value="115.876817175234">
            <text:p>$115.88</text:p>
          </table:table-cell>
        </table:table-row>
        <table:table-row table:style-name="ro1">
          <table:table-cell table:number-columns-repeated="2"/>
          <table:table-cell table:formula="of:=[.C47]+1" office:value-type="float" office:value="33">
            <text:p>33</text:p>
          </table:table-cell>
          <table:table-cell table:formula="of:=[.D47]-[.G47]" office:value-type="currency" office:currency="USD" office:value="5385.53996157803">
            <text:p>$5,385.54</text:p>
          </table:table-cell>
          <table:table-cell table:formula="of:=([.D48]*[.$E$6]/12)" office:value-type="currency" office:currency="USD" office:value="8.93102043628357">
            <text:p>$8.93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48]-[.E48]" office:value-type="currency" office:currency="USD" office:value="116.068979563716">
            <text:p>$116.07</text:p>
          </table:table-cell>
        </table:table-row>
        <table:table-row table:style-name="ro1">
          <table:table-cell table:number-columns-repeated="2"/>
          <table:table-cell table:formula="of:=[.C48]+1" office:value-type="float" office:value="34">
            <text:p>34</text:p>
          </table:table-cell>
          <table:table-cell table:formula="of:=[.D48]-[.G48]" office:value-type="currency" office:currency="USD" office:value="5269.47098201432">
            <text:p>$5,269.47</text:p>
          </table:table-cell>
          <table:table-cell table:formula="of:=([.D49]*[.$E$6]/12)" office:value-type="currency" office:currency="USD" office:value="8.73853937850708">
            <text:p>$8.74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49]-[.E49]" office:value-type="currency" office:currency="USD" office:value="116.261460621493">
            <text:p>$116.26</text:p>
          </table:table-cell>
        </table:table-row>
        <table:table-row table:style-name="ro1">
          <table:table-cell table:number-columns-repeated="2"/>
          <table:table-cell table:formula="of:=[.C49]+1" office:value-type="float" office:value="35">
            <text:p>35</text:p>
          </table:table-cell>
          <table:table-cell table:formula="of:=[.D49]-[.G49]" office:value-type="currency" office:currency="USD" office:value="5153.20952139282">
            <text:p>$5,153.21</text:p>
          </table:table-cell>
          <table:table-cell table:formula="of:=([.D50]*[.$E$6]/12)" office:value-type="currency" office:currency="USD" office:value="8.54573912297643">
            <text:p>$8.55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50]-[.E50]" office:value-type="currency" office:currency="USD" office:value="116.454260877024">
            <text:p>$116.45</text:p>
          </table:table-cell>
        </table:table-row>
        <table:table-row table:style-name="ro1">
          <table:table-cell table:number-columns-repeated="2"/>
          <table:table-cell table:formula="of:=[.C50]+1" office:value-type="float" office:value="36">
            <text:p>36</text:p>
          </table:table-cell>
          <table:table-cell table:formula="of:=[.D50]-[.G50]" office:value-type="currency" office:currency="USD" office:value="5036.7552605158">
            <text:p>$5,036.76</text:p>
          </table:table-cell>
          <table:table-cell table:formula="of:=([.D51]*[.$E$6]/12)" office:value-type="currency" office:currency="USD" office:value="8.35261914035537">
            <text:p>$8.35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51]-[.E51]" office:value-type="currency" office:currency="USD" office:value="116.647380859645">
            <text:p>$116.65</text:p>
          </table:table-cell>
        </table:table-row>
        <table:table-row table:style-name="ro1">
          <table:table-cell table:number-columns-repeated="2"/>
          <table:table-cell table:formula="of:=[.C51]+1" office:value-type="float" office:value="37">
            <text:p>37</text:p>
          </table:table-cell>
          <table:table-cell table:formula="of:=[.D51]-[.G51]" office:value-type="currency" office:currency="USD" office:value="4920.10787965616">
            <text:p>$4,920.11</text:p>
          </table:table-cell>
          <table:table-cell table:formula="of:=([.D52]*[.$E$6]/12)" office:value-type="currency" office:currency="USD" office:value="8.15917890042979">
            <text:p>$8.16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52]-[.E52]" office:value-type="currency" office:currency="USD" office:value="116.84082109957">
            <text:p>$116.84</text:p>
          </table:table-cell>
        </table:table-row>
        <table:table-row table:style-name="ro1">
          <table:table-cell table:number-columns-repeated="2"/>
          <table:table-cell table:formula="of:=[.C52]+1" office:value-type="float" office:value="38">
            <text:p>38</text:p>
          </table:table-cell>
          <table:table-cell table:formula="of:=[.D52]-[.G52]" office:value-type="currency" office:currency="USD" office:value="4803.26705855658">
            <text:p>$4,803.27</text:p>
          </table:table-cell>
          <table:table-cell table:formula="of:=([.D53]*[.$E$6]/12)" office:value-type="currency" office:currency="USD" office:value="7.96541787210634">
            <text:p>$7.97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53]-[.E53]" office:value-type="currency" office:currency="USD" office:value="117.034582127894">
            <text:p>$117.03</text:p>
          </table:table-cell>
        </table:table-row>
        <table:table-row table:style-name="ro1">
          <table:table-cell table:number-columns-repeated="2"/>
          <table:table-cell table:formula="of:=[.C53]+1" office:value-type="float" office:value="39">
            <text:p>39</text:p>
          </table:table-cell>
          <table:table-cell table:formula="of:=[.D53]-[.G53]" office:value-type="currency" office:currency="USD" office:value="4686.23247642869">
            <text:p>$4,686.23</text:p>
          </table:table-cell>
          <table:table-cell table:formula="of:=([.D54]*[.$E$6]/12)" office:value-type="currency" office:currency="USD" office:value="7.77133552341091">
            <text:p>$7.77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54]-[.E54]" office:value-type="currency" office:currency="USD" office:value="117.228664476589">
            <text:p>$117.23</text:p>
          </table:table-cell>
        </table:table-row>
        <table:table-row table:style-name="ro1">
          <table:table-cell table:number-columns-repeated="2"/>
          <table:table-cell table:formula="of:=[.C54]+1" office:value-type="float" office:value="40">
            <text:p>40</text:p>
          </table:table-cell>
          <table:table-cell table:formula="of:=[.D54]-[.G54]" office:value-type="currency" office:currency="USD" office:value="4569.0038119521">
            <text:p>$4,569.00</text:p>
          </table:table-cell>
          <table:table-cell table:formula="of:=([.D55]*[.$E$6]/12)" office:value-type="currency" office:currency="USD" office:value="7.57693132148724">
            <text:p>$7.58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55]-[.E55]" office:value-type="currency" office:currency="USD" office:value="117.423068678513">
            <text:p>$117.42</text:p>
          </table:table-cell>
        </table:table-row>
        <table:table-row table:style-name="ro1">
          <table:table-cell table:number-columns-repeated="2"/>
          <table:table-cell table:formula="of:=[.C55]+1" office:value-type="float" office:value="41">
            <text:p>41</text:p>
          </table:table-cell>
          <table:table-cell table:formula="of:=[.D55]-[.G55]" office:value-type="currency" office:currency="USD" office:value="4451.58074327359">
            <text:p>$4,451.58</text:p>
          </table:table-cell>
          <table:table-cell table:formula="of:=([.D56]*[.$E$6]/12)" office:value-type="currency" office:currency="USD" office:value="7.38220473259537">
            <text:p>$7.38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56]-[.E56]" office:value-type="currency" office:currency="USD" office:value="117.617795267405">
            <text:p>$117.62</text:p>
          </table:table-cell>
        </table:table-row>
        <table:table-row table:style-name="ro1">
          <table:table-cell table:number-columns-repeated="2"/>
          <table:table-cell table:formula="of:=[.C56]+1" office:value-type="float" office:value="42">
            <text:p>42</text:p>
          </table:table-cell>
          <table:table-cell table:formula="of:=[.D56]-[.G56]" office:value-type="currency" office:currency="USD" office:value="4333.96294800619">
            <text:p>$4,333.96</text:p>
          </table:table-cell>
          <table:table-cell table:formula="of:=([.D57]*[.$E$6]/12)" office:value-type="currency" office:currency="USD" office:value="7.18715522211026">
            <text:p>$7.19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57]-[.E57]" office:value-type="currency" office:currency="USD" office:value="117.81284477789">
            <text:p>$117.81</text:p>
          </table:table-cell>
        </table:table-row>
        <table:table-row table:style-name="ro1">
          <table:table-cell table:number-columns-repeated="2"/>
          <table:table-cell table:formula="of:=[.C57]+1" office:value-type="float" office:value="43">
            <text:p>43</text:p>
          </table:table-cell>
          <table:table-cell table:formula="of:=[.D57]-[.G57]" office:value-type="currency" office:currency="USD" office:value="4216.1501032283">
            <text:p>$4,216.15</text:p>
          </table:table-cell>
          <table:table-cell table:formula="of:=([.D58]*[.$E$6]/12)" office:value-type="currency" office:currency="USD" office:value="6.99178225452026">
            <text:p>$6.99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58]-[.E58]" office:value-type="currency" office:currency="USD" office:value="118.00821774548">
            <text:p>$118.01</text:p>
          </table:table-cell>
        </table:table-row>
        <table:table-row table:style-name="ro1">
          <table:table-cell table:number-columns-repeated="2"/>
          <table:table-cell table:formula="of:=[.C58]+1" office:value-type="float" office:value="44">
            <text:p>44</text:p>
          </table:table-cell>
          <table:table-cell table:formula="of:=[.D58]-[.G58]" office:value-type="currency" office:currency="USD" office:value="4098.14188548282">
            <text:p>$4,098.14</text:p>
          </table:table-cell>
          <table:table-cell table:formula="of:=([.D59]*[.$E$6]/12)" office:value-type="currency" office:currency="USD" office:value="6.79608529342567">
            <text:p>$6.80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59]-[.E59]" office:value-type="currency" office:currency="USD" office:value="118.203914706574">
            <text:p>$118.20</text:p>
          </table:table-cell>
        </table:table-row>
        <table:table-row table:style-name="ro1">
          <table:table-cell table:number-columns-repeated="2"/>
          <table:table-cell table:formula="of:=[.C59]+1" office:value-type="float" office:value="45">
            <text:p>45</text:p>
          </table:table-cell>
          <table:table-cell table:formula="of:=[.D59]-[.G59]" office:value-type="currency" office:currency="USD" office:value="3979.93797077624">
            <text:p>$3,979.94</text:p>
          </table:table-cell>
          <table:table-cell table:formula="of:=([.D60]*[.$E$6]/12)" office:value-type="currency" office:currency="USD" office:value="6.60006380153727">
            <text:p>$6.60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60]-[.E60]" office:value-type="currency" office:currency="USD" office:value="118.399936198463">
            <text:p>$118.40</text:p>
          </table:table-cell>
        </table:table-row>
        <table:table-row table:style-name="ro1">
          <table:table-cell table:number-columns-repeated="2"/>
          <table:table-cell table:formula="of:=[.C60]+1" office:value-type="float" office:value="46">
            <text:p>46</text:p>
          </table:table-cell>
          <table:table-cell table:formula="of:=[.D60]-[.G60]" office:value-type="currency" office:currency="USD" office:value="3861.53803457778">
            <text:p>$3,861.54</text:p>
          </table:table-cell>
          <table:table-cell table:formula="of:=([.D61]*[.$E$6]/12)" office:value-type="currency" office:currency="USD" office:value="6.40371724067482">
            <text:p>$6.40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61]-[.E61]" office:value-type="currency" office:currency="USD" office:value="118.596282759325">
            <text:p>$118.60</text:p>
          </table:table-cell>
        </table:table-row>
        <table:table-row table:style-name="ro1">
          <table:table-cell table:number-columns-repeated="2"/>
          <table:table-cell table:formula="of:=[.C61]+1" office:value-type="float" office:value="47">
            <text:p>47</text:p>
          </table:table-cell>
          <table:table-cell table:formula="of:=[.D61]-[.G61]" office:value-type="currency" office:currency="USD" office:value="3742.94175181845">
            <text:p>$3,742.94</text:p>
          </table:table-cell>
          <table:table-cell table:formula="of:=([.D62]*[.$E$6]/12)" office:value-type="currency" office:currency="USD" office:value="6.2070450717656">
            <text:p>$6.21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62]-[.E62]" office:value-type="currency" office:currency="USD" office:value="118.792954928234">
            <text:p>$118.79</text:p>
          </table:table-cell>
        </table:table-row>
        <table:table-row table:style-name="ro1">
          <table:table-cell table:number-columns-repeated="2"/>
          <table:table-cell table:formula="of:=[.C62]+1" office:value-type="float" office:value="48">
            <text:p>48</text:p>
          </table:table-cell>
          <table:table-cell table:formula="of:=[.D62]-[.G62]" office:value-type="currency" office:currency="USD" office:value="3624.14879689022">
            <text:p>$3,624.15</text:p>
          </table:table-cell>
          <table:table-cell table:formula="of:=([.D63]*[.$E$6]/12)" office:value-type="currency" office:currency="USD" office:value="6.01004675484295">
            <text:p>$6.01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63]-[.E63]" office:value-type="currency" office:currency="USD" office:value="118.989953245157">
            <text:p>$118.99</text:p>
          </table:table-cell>
        </table:table-row>
        <table:table-row table:style-name="ro1">
          <table:table-cell table:number-columns-repeated="2"/>
          <table:table-cell table:formula="of:=[.C63]+1" office:value-type="float" office:value="49">
            <text:p>49</text:p>
          </table:table-cell>
          <table:table-cell table:formula="of:=[.D63]-[.G63]" office:value-type="currency" office:currency="USD" office:value="3505.15884364506">
            <text:p>$3,505.16</text:p>
          </table:table-cell>
          <table:table-cell table:formula="of:=([.D64]*[.$E$6]/12)" office:value-type="currency" office:currency="USD" office:value="5.81272174904473">
            <text:p>$5.81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64]-[.E64]" office:value-type="currency" office:currency="USD" office:value="119.187278250955">
            <text:p>$119.19</text:p>
          </table:table-cell>
        </table:table-row>
        <table:table-row table:style-name="ro1">
          <table:table-cell table:number-columns-repeated="2"/>
          <table:table-cell table:formula="of:=[.C64]+1" office:value-type="float" office:value="50">
            <text:p>50</text:p>
          </table:table-cell>
          <table:table-cell table:formula="of:=[.D64]-[.G64]" office:value-type="currency" office:currency="USD" office:value="3385.97156539411">
            <text:p>$3,385.97</text:p>
          </table:table-cell>
          <table:table-cell table:formula="of:=([.D65]*[.$E$6]/12)" office:value-type="currency" office:currency="USD" office:value="5.61506951261189">
            <text:p>$5.62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65]-[.E65]" office:value-type="currency" office:currency="USD" office:value="119.384930487388">
            <text:p>$119.38</text:p>
          </table:table-cell>
        </table:table-row>
        <table:table-row table:style-name="ro1">
          <table:table-cell table:number-columns-repeated="2"/>
          <table:table-cell table:formula="of:=[.C65]+1" office:value-type="float" office:value="51">
            <text:p>51</text:p>
          </table:table-cell>
          <table:table-cell table:formula="of:=[.D65]-[.G65]" office:value-type="currency" office:currency="USD" office:value="3266.58663490672">
            <text:p>$3,266.59</text:p>
          </table:table-cell>
          <table:table-cell table:formula="of:=([.D66]*[.$E$6]/12)" office:value-type="currency" office:currency="USD" office:value="5.41708950288697">
            <text:p>$5.42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66]-[.E66]" office:value-type="currency" office:currency="USD" office:value="119.582910497113">
            <text:p>$119.58</text:p>
          </table:table-cell>
        </table:table-row>
        <table:table-row table:style-name="ro1">
          <table:table-cell table:number-columns-repeated="2"/>
          <table:table-cell table:formula="of:=[.C66]+1" office:value-type="float" office:value="52">
            <text:p>52</text:p>
          </table:table-cell>
          <table:table-cell table:formula="of:=[.D66]-[.G66]" office:value-type="currency" office:currency="USD" office:value="3147.0037244096">
            <text:p>$3,147.00</text:p>
          </table:table-cell>
          <table:table-cell table:formula="of:=([.D67]*[.$E$6]/12)" office:value-type="currency" office:currency="USD" office:value="5.21878117631259">
            <text:p>$5.22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67]-[.E67]" office:value-type="currency" office:currency="USD" office:value="119.781218823687">
            <text:p>$119.78</text:p>
          </table:table-cell>
        </table:table-row>
        <table:table-row table:style-name="ro1">
          <table:table-cell table:number-columns-repeated="2"/>
          <table:table-cell table:formula="of:=[.C67]+1" office:value-type="float" office:value="53">
            <text:p>53</text:p>
          </table:table-cell>
          <table:table-cell table:formula="of:=[.D67]-[.G67]" office:value-type="currency" office:currency="USD" office:value="3027.22250558592">
            <text:p>$3,027.22</text:p>
          </table:table-cell>
          <table:table-cell table:formula="of:=([.D68]*[.$E$6]/12)" office:value-type="currency" office:currency="USD" office:value="5.02014398842998">
            <text:p>$5.02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68]-[.E68]" office:value-type="currency" office:currency="USD" office:value="119.97985601157">
            <text:p>$119.98</text:p>
          </table:table-cell>
        </table:table-row>
        <table:table-row table:style-name="ro1">
          <table:table-cell table:number-columns-repeated="2"/>
          <table:table-cell table:formula="of:=[.C68]+1" office:value-type="float" office:value="54">
            <text:p>54</text:p>
          </table:table-cell>
          <table:table-cell table:formula="of:=[.D68]-[.G68]" office:value-type="currency" office:currency="USD" office:value="2907.24264957435">
            <text:p>$2,907.24</text:p>
          </table:table-cell>
          <table:table-cell table:formula="of:=([.D69]*[.$E$6]/12)" office:value-type="currency" office:currency="USD" office:value="4.82117739387746">
            <text:p>$4.82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69]-[.E69]" office:value-type="currency" office:currency="USD" office:value="120.178822606123">
            <text:p>$120.18</text:p>
          </table:table-cell>
        </table:table-row>
        <table:table-row table:style-name="ro1">
          <table:table-cell table:number-columns-repeated="2"/>
          <table:table-cell table:formula="of:=[.C69]+1" office:value-type="float" office:value="55">
            <text:p>55</text:p>
          </table:table-cell>
          <table:table-cell table:formula="of:=[.D69]-[.G69]" office:value-type="currency" office:currency="USD" office:value="2787.06382696822">
            <text:p>$2,787.06</text:p>
          </table:table-cell>
          <table:table-cell table:formula="of:=([.D70]*[.$E$6]/12)" office:value-type="currency" office:currency="USD" office:value="4.62188084638897">
            <text:p>$4.62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70]-[.E70]" office:value-type="currency" office:currency="USD" office:value="120.378119153611">
            <text:p>$120.38</text:p>
          </table:table-cell>
        </table:table-row>
        <table:table-row table:style-name="ro1">
          <table:table-cell table:number-columns-repeated="2"/>
          <table:table-cell table:formula="of:=[.C70]+1" office:value-type="float" office:value="56">
            <text:p>56</text:p>
          </table:table-cell>
          <table:table-cell table:formula="of:=[.D70]-[.G70]" office:value-type="currency" office:currency="USD" office:value="2666.68570781461">
            <text:p>$2,666.69</text:p>
          </table:table-cell>
          <table:table-cell table:formula="of:=([.D71]*[.$E$6]/12)" office:value-type="currency" office:currency="USD" office:value="4.42225379879257">
            <text:p>$4.42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71]-[.E71]" office:value-type="currency" office:currency="USD" office:value="120.577746201207">
            <text:p>$120.58</text:p>
          </table:table-cell>
        </table:table-row>
        <table:table-row table:style-name="ro1">
          <table:table-cell table:number-columns-repeated="2"/>
          <table:table-cell table:formula="of:=[.C71]+1" office:value-type="float" office:value="57">
            <text:p>57</text:p>
          </table:table-cell>
          <table:table-cell table:formula="of:=[.D71]-[.G71]" office:value-type="currency" office:currency="USD" office:value="2546.10796161341">
            <text:p>$2,546.11</text:p>
          </table:table-cell>
          <table:table-cell table:formula="of:=([.D72]*[.$E$6]/12)" office:value-type="currency" office:currency="USD" office:value="4.2222957030089">
            <text:p>$4.22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72]-[.E72]" office:value-type="currency" office:currency="USD" office:value="120.777704296991">
            <text:p>$120.78</text:p>
          </table:table-cell>
        </table:table-row>
        <table:table-row table:style-name="ro1">
          <table:table-cell table:number-columns-repeated="2"/>
          <table:table-cell table:formula="of:=[.C72]+1" office:value-type="float" office:value="58">
            <text:p>58</text:p>
          </table:table-cell>
          <table:table-cell table:formula="of:=[.D72]-[.G72]" office:value-type="currency" office:currency="USD" office:value="2425.33025731641">
            <text:p>$2,425.33</text:p>
          </table:table-cell>
          <table:table-cell table:formula="of:=([.D73]*[.$E$6]/12)" office:value-type="currency" office:currency="USD" office:value="4.02200601004972">
            <text:p>$4.02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73]-[.E73]" office:value-type="currency" office:currency="USD" office:value="120.97799398995">
            <text:p>$120.98</text:p>
          </table:table-cell>
        </table:table-row>
        <table:table-row table:style-name="ro1">
          <table:table-cell table:number-columns-repeated="2"/>
          <table:table-cell table:formula="of:=[.C73]+1" office:value-type="float" office:value="59">
            <text:p>59</text:p>
          </table:table-cell>
          <table:table-cell table:formula="of:=[.D73]-[.G73]" office:value-type="currency" office:currency="USD" office:value="2304.35226332646">
            <text:p>$2,304.35</text:p>
          </table:table-cell>
          <table:table-cell table:formula="of:=([.D74]*[.$E$6]/12)" office:value-type="currency" office:currency="USD" office:value="3.82138417001639">
            <text:p>$3.82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74]-[.E74]" office:value-type="currency" office:currency="USD" office:value="121.178615829984">
            <text:p>$121.18</text:p>
          </table:table-cell>
        </table:table-row>
        <table:table-row table:style-name="ro1">
          <table:table-cell table:number-columns-repeated="2"/>
          <table:table-cell table:formula="of:=[.C74]+1" office:value-type="float" office:value="60">
            <text:p>60</text:p>
          </table:table-cell>
          <table:table-cell table:formula="of:=[.D74]-[.G74]" office:value-type="currency" office:currency="USD" office:value="2183.17364749648">
            <text:p>$2,183.17</text:p>
          </table:table-cell>
          <table:table-cell table:formula="of:=([.D75]*[.$E$6]/12)" office:value-type="currency" office:currency="USD" office:value="3.62042963209833">
            <text:p>$3.62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75]-[.E75]" office:value-type="currency" office:currency="USD" office:value="121.379570367902">
            <text:p>$121.38</text:p>
          </table:table-cell>
        </table:table-row>
        <table:table-row table:style-name="ro1">
          <table:table-cell table:number-columns-repeated="2"/>
          <table:table-cell table:formula="of:=[.C75]+1" office:value-type="float" office:value="61">
            <text:p>61</text:p>
          </table:table-cell>
          <table:table-cell table:formula="of:=[.D75]-[.G75]" office:value-type="currency" office:currency="USD" office:value="2061.79407712858">
            <text:p>$2,061.79</text:p>
          </table:table-cell>
          <table:table-cell table:formula="of:=([.D76]*[.$E$6]/12)" office:value-type="currency" office:currency="USD" office:value="3.41914184457156">
            <text:p>$3.42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76]-[.E76]" office:value-type="currency" office:currency="USD" office:value="121.580858155428">
            <text:p>$121.58</text:p>
          </table:table-cell>
        </table:table-row>
        <table:table-row table:style-name="ro1">
          <table:table-cell table:number-columns-repeated="2"/>
          <table:table-cell table:formula="of:=[.C76]+1" office:value-type="float" office:value="62">
            <text:p>62</text:p>
          </table:table-cell>
          <table:table-cell table:formula="of:=[.D76]-[.G76]" office:value-type="currency" office:currency="USD" office:value="1940.21321897315">
            <text:p>$1,940.21</text:p>
          </table:table-cell>
          <table:table-cell table:formula="of:=([.D77]*[.$E$6]/12)" office:value-type="currency" office:currency="USD" office:value="3.21752025479714">
            <text:p>$3.22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77]-[.E77]" office:value-type="currency" office:currency="USD" office:value="121.782479745203">
            <text:p>$121.78</text:p>
          </table:table-cell>
        </table:table-row>
        <table:table-row table:style-name="ro1">
          <table:table-cell table:number-columns-repeated="2"/>
          <table:table-cell table:formula="of:=[.C77]+1" office:value-type="float" office:value="63">
            <text:p>63</text:p>
          </table:table-cell>
          <table:table-cell table:formula="of:=[.D77]-[.G77]" office:value-type="currency" office:currency="USD" office:value="1818.43073922795">
            <text:p>$1,818.43</text:p>
          </table:table-cell>
          <table:table-cell table:formula="of:=([.D78]*[.$E$6]/12)" office:value-type="currency" office:currency="USD" office:value="3.01556430921968">
            <text:p>$3.02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78]-[.E78]" office:value-type="currency" office:currency="USD" office:value="121.98443569078">
            <text:p>$121.98</text:p>
          </table:table-cell>
        </table:table-row>
        <table:table-row table:style-name="ro1">
          <table:table-cell table:number-columns-repeated="2"/>
          <table:table-cell table:formula="of:=[.C78]+1" office:value-type="float" office:value="64">
            <text:p>64</text:p>
          </table:table-cell>
          <table:table-cell table:formula="of:=[.D78]-[.G78]" office:value-type="currency" office:currency="USD" office:value="1696.44630353717">
            <text:p>$1,696.45</text:p>
          </table:table-cell>
          <table:table-cell table:formula="of:=([.D79]*[.$E$6]/12)" office:value-type="currency" office:currency="USD" office:value="2.8132734533658">
            <text:p>$2.81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79]-[.E79]" office:value-type="currency" office:currency="USD" office:value="122.186726546634">
            <text:p>$122.19</text:p>
          </table:table-cell>
        </table:table-row>
        <table:table-row table:style-name="ro1">
          <table:table-cell table:number-columns-repeated="2"/>
          <table:table-cell table:formula="of:=[.C79]+1" office:value-type="float" office:value="65">
            <text:p>65</text:p>
          </table:table-cell>
          <table:table-cell table:formula="of:=[.D79]-[.G79]" office:value-type="currency" office:currency="USD" office:value="1574.25957699053">
            <text:p>$1,574.26</text:p>
          </table:table-cell>
          <table:table-cell table:formula="of:=([.D80]*[.$E$6]/12)" office:value-type="currency" office:currency="USD" office:value="2.61064713184264">
            <text:p>$2.61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80]-[.E80]" office:value-type="currency" office:currency="USD" office:value="122.389352868157">
            <text:p>$122.39</text:p>
          </table:table-cell>
        </table:table-row>
        <table:table-row table:style-name="ro1">
          <table:table-cell table:number-columns-repeated="2"/>
          <table:table-cell table:formula="of:=[.C80]+1" office:value-type="float" office:value="66">
            <text:p>66</text:p>
          </table:table-cell>
          <table:table-cell table:formula="of:=[.D80]-[.G80]" office:value-type="currency" office:currency="USD" office:value="1451.87022412238">
            <text:p>$1,451.87</text:p>
          </table:table-cell>
          <table:table-cell table:formula="of:=([.D81]*[.$E$6]/12)" office:value-type="currency" office:currency="USD" office:value="2.40768478833627">
            <text:p>$2.41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81]-[.E81]" office:value-type="currency" office:currency="USD" office:value="122.592315211664">
            <text:p>$122.59</text:p>
          </table:table-cell>
        </table:table-row>
        <table:table-row table:style-name="ro1">
          <table:table-cell table:number-columns-repeated="2"/>
          <table:table-cell table:formula="of:=[.C81]+1" office:value-type="float" office:value="67">
            <text:p>67</text:p>
          </table:table-cell>
          <table:table-cell table:formula="of:=[.D81]-[.G81]" office:value-type="currency" office:currency="USD" office:value="1329.27790891071">
            <text:p>$1,329.28</text:p>
          </table:table-cell>
          <table:table-cell table:formula="of:=([.D82]*[.$E$6]/12)" office:value-type="currency" office:currency="USD" office:value="2.20438586561026">
            <text:p>$2.20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82]-[.E82]" office:value-type="currency" office:currency="USD" office:value="122.79561413439">
            <text:p>$122.80</text:p>
          </table:table-cell>
        </table:table-row>
        <table:table-row table:style-name="ro1">
          <table:table-cell table:number-columns-repeated="2"/>
          <table:table-cell table:formula="of:=[.C82]+1" office:value-type="float" office:value="68">
            <text:p>68</text:p>
          </table:table-cell>
          <table:table-cell table:formula="of:=[.D82]-[.G82]" office:value-type="currency" office:currency="USD" office:value="1206.48229477632">
            <text:p>$1,206.48</text:p>
          </table:table-cell>
          <table:table-cell table:formula="of:=([.D83]*[.$E$6]/12)" office:value-type="currency" office:currency="USD" office:value="2.00074980550407">
            <text:p>$2.00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83]-[.E83]" office:value-type="currency" office:currency="USD" office:value="122.999250194496">
            <text:p>$123.00</text:p>
          </table:table-cell>
        </table:table-row>
        <table:table-row table:style-name="ro1">
          <table:table-cell table:number-columns-repeated="2"/>
          <table:table-cell table:formula="of:=[.C83]+1" office:value-type="float" office:value="69">
            <text:p>69</text:p>
          </table:table-cell>
          <table:table-cell table:formula="of:=[.D83]-[.G83]" office:value-type="currency" office:currency="USD" office:value="1083.48304458183">
            <text:p>$1,083.48</text:p>
          </table:table-cell>
          <table:table-cell table:formula="of:=([.D84]*[.$E$6]/12)" office:value-type="currency" office:currency="USD" office:value="1.79677604893153">
            <text:p>$1.80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84]-[.E84]" office:value-type="currency" office:currency="USD" office:value="123.203223951068">
            <text:p>$123.20</text:p>
          </table:table-cell>
        </table:table-row>
        <table:table-row table:style-name="ro1">
          <table:table-cell table:number-columns-repeated="2"/>
          <table:table-cell table:formula="of:=[.C84]+1" office:value-type="float" office:value="70">
            <text:p>70</text:p>
          </table:table-cell>
          <table:table-cell table:formula="of:=[.D84]-[.G84]" office:value-type="currency" office:currency="USD" office:value="960.279820630758">
            <text:p>$960.28</text:p>
          </table:table-cell>
          <table:table-cell table:formula="of:=([.D85]*[.$E$6]/12)" office:value-type="currency" office:currency="USD" office:value="1.59246403587934">
            <text:p>$1.59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85]-[.E85]" office:value-type="currency" office:currency="USD" office:value="123.407535964121">
            <text:p>$123.41</text:p>
          </table:table-cell>
        </table:table-row>
        <table:table-row table:style-name="ro1">
          <table:table-cell table:number-columns-repeated="2"/>
          <table:table-cell table:formula="of:=[.C85]+1" office:value-type="float" office:value="71">
            <text:p>71</text:p>
          </table:table-cell>
          <table:table-cell table:formula="of:=[.D85]-[.G85]" office:value-type="currency" office:currency="USD" office:value="836.872284666638">
            <text:p>$836.87</text:p>
          </table:table-cell>
          <table:table-cell table:formula="of:=([.D86]*[.$E$6]/12)" office:value-type="currency" office:currency="USD" office:value="1.38781320540551">
            <text:p>$1.39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86]-[.E86]" office:value-type="currency" office:currency="USD" office:value="123.612186794595">
            <text:p>$123.61</text:p>
          </table:table-cell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table:formula="of:=[.D86]-[.G86]" office:value-type="currency" office:currency="USD" office:value="713.260097872043">
            <text:p>$713.26</text:p>
          </table:table-cell>
          <table:table-cell table:formula="of:=([.D87]*[.$E$6]/12)" office:value-type="currency" office:currency="USD" office:value="1.18282299563781">
            <text:p>$1.18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87]-[.E87]" office:value-type="currency" office:currency="USD" office:value="123.817177004362">
            <text:p>$123.82</text:p>
          </table:table-cell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table:formula="of:=[.D87]-[.G87]" office:value-type="currency" office:currency="USD" office:value="589.442920867681">
            <text:p>$589.44</text:p>
          </table:table-cell>
          <table:table-cell table:formula="of:=([.D88]*[.$E$6]/12)" office:value-type="currency" office:currency="USD" office:value="0.977492843772238">
            <text:p>$0.98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88]-[.E88]" office:value-type="currency" office:currency="USD" office:value="124.022507156228">
            <text:p>$124.02</text:p>
          </table:table-cell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table:formula="of:=[.D88]-[.G88]" office:value-type="currency" office:currency="USD" office:value="465.420413711453">
            <text:p>$465.42</text:p>
          </table:table-cell>
          <table:table-cell table:formula="of:=([.D89]*[.$E$6]/12)" office:value-type="currency" office:currency="USD" office:value="0.771822186071493">
            <text:p>$0.77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89]-[.E89]" office:value-type="currency" office:currency="USD" office:value="124.228177813929">
            <text:p>$124.23</text:p>
          </table:table-cell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table:formula="of:=[.D89]-[.G89]" office:value-type="currency" office:currency="USD" office:value="341.192235897525">
            <text:p>$341.19</text:p>
          </table:table-cell>
          <table:table-cell table:formula="of:=([.D90]*[.$E$6]/12)" office:value-type="currency" office:currency="USD" office:value="0.565810457863395">
            <text:p>$0.57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90]-[.E90]" office:value-type="currency" office:currency="USD" office:value="124.434189542137">
            <text:p>$124.43</text:p>
          </table:table-cell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table:formula="of:=[.D90]-[.G90]" office:value-type="currency" office:currency="USD" office:value="216.758046355388">
            <text:p>$216.76</text:p>
          </table:table-cell>
          <table:table-cell table:formula="of:=([.D91]*[.$E$6]/12)" office:value-type="currency" office:currency="USD" office:value="0.359457093539352">
            <text:p>$0.36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91]-[.E91]" office:value-type="currency" office:currency="USD" office:value="124.640542906461">
            <text:p>$124.64</text:p>
          </table:table-cell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table:formula="of:=[.D91]-[.G91]" office:value-type="currency" office:currency="USD" office:value="92.1175034489275">
            <text:p>$92.12</text:p>
          </table:table-cell>
          <table:table-cell table:formula="of:=([.D92]*[.$E$6]/12)" office:value-type="currency" office:currency="USD" office:value="0.152761526552805">
            <text:p>$0.15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92]-[.E92]" office:value-type="currency" office:currency="USD" office:value="124.847238473447">
            <text:p>$124.85</text:p>
          </table:table-cell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table:formula="of:=[.D92]-[.G92]" office:value-type="currency" office:currency="USD" office:value="-32.7297350245197">
            <text:p>-$32.73</text:p>
          </table:table-cell>
          <table:table-cell table:formula="of:=([.D93]*[.$E$6]/12)" office:value-type="currency" office:currency="USD" office:value="-0.0542768105823286">
            <text:p>-$0.05</text:p>
          </table:table-cell>
          <table:table-cell table:formula="of:=[.$E$9]" office:value-type="currency" office:currency="USD" office:value="125">
            <text:p>$125.00</text:p>
          </table:table-cell>
          <table:table-cell table:formula="of:=[.F93]-[.E93]" office:value-type="currency" office:currency="USD" office:value="125.054276810582">
            <text:p>$125.05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1/25/2018</text:date>, <text:time>11:2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01-24T12:53:07.07</meta:creation-date>
    <dc:date>2018-01-25T11:25:39.05</dc:date>
    <dc:creator>RCC RCCD</dc:creator>
    <meta:editing-duration>PT1H15M23S</meta:editing-duration>
    <meta:editing-cycles>6</meta:editing-cycles>
    <meta:generator>OpenOffice/4.1.3$Win32 OpenOffice.org_project/413m1$Build-9783</meta:generator>
    <meta:document-statistic meta:table-count="3" meta:cell-count="415" meta:object-count="0"/>
  </office:meta>
</office:document-meta>
</file>